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d0f31"/>
    </style:style>
    <style:style style:name="P2" style:family="paragraph" style:parent-style-name="Standard" style:master-page-name="">
      <style:paragraph-properties fo:margin-left="1cm" fo:margin-right="0cm" fo:text-indent="0cm" style:auto-text-indent="false" style:page-number="auto"/>
      <style:text-properties officeooo:paragraph-rsid="001d0f31"/>
    </style:style>
    <style:style style:name="P3" style:family="paragraph" style:parent-style-name="Standard">
      <style:paragraph-properties fo:margin-left="1cm" fo:margin-right="0cm" fo:text-indent="0cm" style:auto-text-indent="false"/>
      <style:text-properties officeooo:paragraph-rsid="001d0f31"/>
    </style:style>
    <style:style style:name="P4" style:family="paragraph" style:parent-style-name="Standard" style:master-page-name="">
      <style:paragraph-properties fo:margin-left="1cm" fo:margin-right="0cm" fo:text-indent="0cm" style:auto-text-indent="false" style:page-number="auto"/>
      <style:text-properties officeooo:paragraph-rsid="001d0f3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roblem 1 </text:span>- </text:p>
      <text:p text:style-name="P1">Checking for complex roots , wrote a function to print the roots of a quadratic equation. Improve that function by checking if the roots would be complex and printing a message saying so if they are. Hint: The roots are complex if the discriminant is negative. </text:p>
      <text:p text:style-name="P1"/>
      <text:p text:style-name="P1"><text:span text:style-name="T2">Problem 2 - </text:span></text:p>
      <text:p text:style-name="P1">Cafe menu Write a program that first displays a simple cafe menu (see example below), asks the user to enter the number of a choice, and either prints the appropriate action OR prints an error message that their choice was not valid. </text:p>
      <text:p text:style-name="P1"><text:span text:style-name="T2">Example output:</text:span> </text:p>
      <text:p text:style-name="P2">1. Soup and salad</text:p>
      <text:p text:style-name="P3">2. Pasta with meat sauce</text:p>
      <text:p text:style-name="P3">3. Chef's special</text:p>
      <text:p text:style-name="P3">Which number would you like to order? 2 </text:p>
      <text:p text:style-name="P3">One Pasta with meat sauce coming right up! </text:p>
      <text:p text:style-name="P1"><text:span text:style-name="T4">Another example output:</text:span> </text:p>
      <text:p text:style-name="P2">1. Soup and salad</text:p>
      <text:p text:style-name="P3">2. Pasta with meat sauce</text:p>
      <text:p text:style-name="P3">3. Chef's special</text:p>
      <text:p text:style-name="P3"><text:s/>Which number would you like to order? 5</text:p>
      <text:p text:style-name="P3"><text:s/>Sorry, that is not a valid cho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5:06:16.403603629</meta:creation-date>
    <dc:date>2016-05-25T15:08:39.017053418</dc:date>
    <meta:editing-duration>P0D</meta:editing-duration>
    <meta:editing-cycles>1</meta:editing-cycles>
    <meta:document-statistic meta:table-count="0" meta:image-count="0" meta:object-count="0" meta:page-count="1" meta:paragraph-count="16" meta:word-count="154" meta:character-count="833" meta:non-whitespace-character-count="685"/>
    <meta:generator>LibreOffice/4.2.8.2$Linux_X86_64 LibreOffice_project/420m0$Build-2</meta:generator>
  </office:meta>
</office:document-meta>
</file>